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P1" style:family="paragraph" style:parent-style-name="Text_20_body" style:list-style-name="L1">
      <style:paragraph-properties fo:margin-left="0.0in" fo:margin-right="0in" fo:text-indent="0in" style:auto-text-indent="false" fo:margin-top="0in" fo:margin-bottom="0in"/>
    </style:style>
    <style:style style:name="P2" style:family="paragraph" style:parent-style-name="Text_20_body" style:list-style-name="L2">
      <style:paragraph-properties fo:margin-left="0.0in" fo:margin-right="0in" fo:text-indent="0in" style:auto-text-indent="false" fo:margin-top="0in" fo:margin-bottom="0in"/>
    </style:style>
    <style:style style:name="P3" style:family="paragraph" style:parent-style-name="Text_20_body" style:list-style-name="L3">
      <style:paragraph-properties fo:margin-left="0.0in" fo:margin-right="0in" fo:text-indent="0in" style:auto-text-indent="false" fo:margin-top="0in" fo:margin-bottom="0in"/>
    </style:style>
    <style:style style:name="P4" style:family="paragraph" style:parent-style-name="Text_20_body" style:list-style-name="L4">
      <style:paragraph-properties fo:margin-left="0.0in" fo:margin-right="0in" fo:text-indent="0in" style:auto-text-indent="false" fo:margin-top="0in" fo:margin-bottom="0in"/>
    </style:style>
    <style:style style:name="P5" style:family="paragraph" style:parent-style-name="Text_20_body" style:list-style-name="L5">
      <style:paragraph-properties fo:margin-left="0.0in" fo:margin-right="0in" fo:text-indent="0in" style:auto-text-indent="false" fo:margin-top="0in" fo:margin-bottom="0in"/>
    </style:style>
    <style:style style:name="P6" style:family="paragraph" style:parent-style-name="Text_20_body" style:list-style-name="L6">
      <style:paragraph-properties fo:margin-left="0.0in" fo:margin-right="0in" fo:text-indent="0in" style:auto-text-indent="false" fo:margin-top="0in" fo:margin-bottom="0in"/>
    </style:style>
    <style:style style:name="P7" style:family="paragraph" style:parent-style-name="Text_20_body" style:list-style-name="L7">
      <style:paragraph-properties fo:margin-left="0.0in" fo:margin-right="0in" fo:text-indent="0in" style:auto-text-indent="false" fo:margin-top="0in" fo:margin-bottom="0in"/>
    </style:style>
    <style:style style:name="P8" style:family="paragraph" style:parent-style-name="Text_20_body" style:list-style-name="L8">
      <style:paragraph-properties fo:margin-left="0.0in" fo:margin-right="0in" fo:text-indent="0in" style:auto-text-indent="false" fo:margin-top="0in" fo:margin-bottom="0in"/>
    </style:style>
    <style:style style:name="P9" style:family="paragraph" style:parent-style-name="Text_20_body" style:list-style-name="L9">
      <style:paragraph-properties fo:margin-left="0.0in" fo:margin-right="0in" fo:text-indent="0in" style:auto-text-indent="false" fo:margin-top="0in" fo:margin-bottom="0in"/>
    </style:style>
    <style:style style:name="P10" style:family="paragraph" style:parent-style-name="Text_20_body" style:list-style-name="L10">
      <style:paragraph-properties fo:margin-left="0.0in" fo:margin-right="0in" fo:text-indent="0in" style:auto-text-indent="false" fo:margin-top="0in" fo:margin-bottom="0in"/>
    </style:style>
    <style:style style:name="P11" style:family="paragraph" style:parent-style-name="Text_20_body" style:list-style-name="L11">
      <style:paragraph-properties fo:margin-left="0.0in" fo:margin-right="0in" fo:text-indent="0in" style:auto-text-indent="false" fo:margin-top="0in" fo:margin-bottom="0in"/>
    </style:style>
    <style:style style:name="P12" style:family="paragraph" style:parent-style-name="Text_20_body" style:list-style-name="L12">
      <style:paragraph-properties fo:margin-left="0.0in" fo:margin-right="0in" fo:text-indent="0in" style:auto-text-indent="false" fo:margin-top="0in" fo:margin-bottom="0in"/>
    </style:style>
  </office:automatic-styles>
  <office:body>
    <office:text>
      <text:h text:style-name="Heading_20_1" text:outline-level="1"><text:span text:style-name="T1">Brian</text:span><text:span text:style-name="T2"> </text:span><text:span text:style-name="T3">Ephraim</text:span> - Frontend Engineer at OkCupid</text:h>
      <text:p text:style-name="Horizontal_20_Line"/>
      <text:p text:style-name="First_20_paragraph">New York City<text:line-break/>914-482-2364<text:line-break/>email: <text:a xlink:type="simple" xlink:href="mailto://brianephraim@gmail.com" office:name=""><text:span text:style-name="Definition">brianephraim@gmail.com</text:span></text:a><text:line-break/>twitter: <text:a xlink:type="simple" xlink:href="http://twitter.com/brianephraim" office:name=""><text:span text:style-name="Definition">@brianephraim</text:span></text:a><text:line-break/>linkedin: <text:a xlink:type="simple" xlink:href="http://www.linkedin.com/profile/view?id=112481106" office:name=""><text:span text:style-name="Definition">linkedin.com/profile/view?id=112481106</text:span></text:a><text:line-break/>github: <text:a xlink:type="simple" xlink:href="http://github.com/defualt" office:name=""><text:span text:style-name="Definition">github.com/defualt</text:span></text:a><text:line-break/>work sample: <text:a xlink:type="simple" xlink:href="http://m.datehookup.com/app/start/?forcesquash" office:name=""><text:span text:style-name="Definition">m.datehookup.com</text:span></text:a><text:line-break/>work sample: <text:a xlink:type="simple" xlink:href="http://mobile_web.okcupid.com" office:name=""><text:span text:style-name="Definition">mobile_web.okcupid.com</text:span></text:a> side-project sample: <text:a xlink:type="simple" xlink:href="http://www.bernieselfie.com" office:name=""><text:span text:style-name="Definition">www.bernieselfie.com</text:span></text:a></text:p>
      <text:p text:style-name="Horizontal_20_Line"/>
      <text:h text:style-name="Heading_20_2" text:outline-level="2">Objective</text:h>
      <text:p text:style-name="First_20_paragraph">Developing frontend for responsive web app, responsible for architecture, development, feature design, workflow, deployment, integration with backend, API modeling, debugging, task delegation, team organization, and department representation.</text:p>
      <text:p text:style-name="Horizontal_20_Line"/>
      <text:h text:style-name="Heading_20_2" text:outline-level="2">Specialties</text:h>
      <text:list text:style-name="L1">
        <text:list-item>
          <text:p text:style-name="P1">scalable Angular responsive mobile web single page apps built from the ground up</text:p>
        </text:list-item>
        <text:list-item>
          <text:p text:style-name="P1">touch, gesture, and animation features</text:p>
        </text:list-item>
        <text:list-item>
          <text:p text:style-name="P1">load time, browser performance and user experience optimizations</text:p>
        </text:list-item>
        <text:list-item>
          <text:p text:style-name="P1">development environments</text:p>
        </text:list-item>
        <text:list-item>
          <text:p text:style-name="P1">backend integration</text:p>
        </text:list-item>
        <text:list-item>
          <text:p text:style-name="P1">system design</text:p>
        </text:list-item>
      </text:list>
      <text:h text:style-name="Heading_20_2" text:outline-level="2">Technical experience summary since July 2000</text:h>
      <text:p text:style-name="First_20_paragraph"><text:span text:style-name="T4">Languages:</text:span> Javascript* - HTML5* - Sass* - CSS3* - Bash* - LESS - PHP - SQL<text:line-break/><text:span text:style-name="T5">Libraries:</text:span> Angular* - jQuery* - RequireJs* - Ui-Router* - Ui-Router Extras* - VelocityJs* - Raven* - Bourbon* - Bootstrap - Foundation - Meteor - Backbone<text:line-break/><text:span text:style-name="T6">Servers:</text:span> Node* - Apache<text:line-break/><text:span text:style-name="T7">CLI:</text:span> Grunt* - Vagrant* - ImageMagick* - Bower* - Yeoman<text:line-break/><text:span text:style-name="T8">Cloud</text:span><text:span text:style-name="T9"> </text:span><text:span text:style-name="T10">services:</text:span> Sentry* - Github* - Amazon Web Services (AWS)* - GitLab - BitBucket<text:line-break/><text:span text:style-name="T11">Network:</text:span> AJAX* - Weinre* - WebSockets*<text:line-break/><text:span text:style-name="T12">Graphics</text:span><text:span text:style-name="T13"> </text:span><text:span text:style-name="T14">Applications:</text:span> Photoshop* - Illustrator - InDesign - Sketch<text:line-break/><text:span text:style-name="T15">Other</text:span><text:span text:style-name="T16"> </text:span><text:span text:style-name="T17">Applications:</text:span> Sublime* - iTerm2* - Chrome Dev Tools* - iOs Simulator* - Genymotion* - All the Browsers*<text:line-break/><text:span text:style-name="T18">Version</text:span><text:span text:style-name="T19"> </text:span><text:span text:style-name="T20">Control:</text:span> Git* - SVN - CVS<text:line-break/><text:span text:style-name="T21">OS:</text:span> OSX* - Windows 7/XP<text:line-break/><text:span text:style-name="T22">Databases:</text:span> MongoDB - MySQL</text:p>
      <text:p text:style-name="Text_20_body"><text:span text:style-name="T23">*indicates</text:span><text:span text:style-name="T24"> </text:span><text:span text:style-name="T25">current</text:span><text:span text:style-name="T26"> </text:span><text:span text:style-name="T27">stack</text:span></text:p>
      <text:p text:style-name="Horizontal_20_Line"/>
      <text:h text:style-name="Heading_20_2" text:outline-level="2">Career</text:h>
      <text:h text:style-name="Heading_20_3" text:outline-level="3">OKCupid - Frontend Engineer, November 2013 - Present</text:h>
      <text:list text:style-name="L2">
        <text:list-item>
          <text:p text:style-name="P2">Developing Angular single page mobile web apps from the ground up</text:p>
        </text:list-item>
        <text:list-item>
          <text:p text:style-name="P2">Coding features, including:</text:p>
          <text:list text:style-name="L3">
            <text:list-item>
              <text:p text:style-name="P3">enhanced UX with touch events and animation</text:p>
            </text:list-item>
            <text:list-item>
              <text:p text:style-name="P3">infinite scroll</text:p>
            </text:list-item>
            <text:list-item>
              <text:p text:style-name="P3">pull to refresh</text:p>
            </text:list-item>
            <text:list-item>
              <text:p text:style-name="P3">pinch to zoom</text:p>
            </text:list-item>
            <text:list-item>
              <text:p text:style-name="P3">photo upload</text:p>
            </text:list-item>
            <text:list-item>
              <text:p text:style-name="P3">instant chats and notifications with WebSockets</text:p>
            </text:list-item>
            <text:list-item>
              <text:p text:style-name="P3">Tinder-like card swiping</text:p>
            </text:list-item>
            <text:list-item>
              <text:p text:style-name="P3">animated screen transitions with 3D effects</text:p>
            </text:list-item>
            <text:list-item>
              <text:p text:style-name="P3">swipeable image galleries</text:p>
            </text:list-item>
            <text:list-item>
              <text:p text:style-name="P3">phone/tablet responsive</text:p>
            </text:list-item>
            <text:list-item>
              <text:p text:style-name="P3">geolocation</text:p>
            </text:list-item>
            <text:list-item>
              <text:p text:style-name="P3">sticky footers and headers</text:p>
            </text:list-item>
            <text:list-item>
              <text:p text:style-name="P3">lazy loading javascript assets</text:p>
            </text:list-item>
          </text:list>
        </text:list-item>
        <text:list-item>
          <text:p text:style-name="P2">Assembling Grunt development environment, including:</text:p>
          <text:list text:style-name="L4">
            <text:list-item>
              <text:p text:style-name="P4">localhost server</text:p>
            </text:list-item>
            <text:list-item>
              <text:p text:style-name="P4">Weinre remote device debugging</text:p>
            </text:list-item>
            <text:list-item>
              <text:p text:style-name="P4">effortless retina/non-retina spritesheet generation</text:p>
            </text:list-item>
            <text:list-item>
              <text:p text:style-name="P4">endpoint proxying</text:p>
            </text:list-item>
            <text:list-item>
              <text:p text:style-name="P4">deployment scripts for a variety of asset servers, including AWS</text:p>
            </text:list-item>
            <text:list-item>
              <text:p text:style-name="P4">cache-busting mechanisms</text:p>
            </text:list-item>
            <text:list-item>
              <text:p text:style-name="P4">asset compilation</text:p>
            </text:list-item>
            <text:list-item>
              <text:p text:style-name="P4">rollback functionality</text:p>
            </text:list-item>
            <text:list-item>
              <text:p text:style-name="P4">git integration</text:p>
            </text:list-item>
          </text:list>
        </text:list-item>
        <text:list-item>
          <text:p text:style-name="P2">Optimizing load times with VanillaJs landing pages, asyncronous-on-demand asset loading, bundling, and compression</text:p>
        </text:list-item>
        <text:list-item>
          <text:p text:style-name="P2">Owning an entire codebase</text:p>
        </text:list-item>
        <text:list-item>
          <text:p text:style-name="P2">Sharing codebase with other front-end engineers</text:p>
        </text:list-item>
        <text:list-item>
          <text:p text:style-name="P2">Tracking user events and analyzing behavioral trends</text:p>
        </text:list-item>
        <text:list-item>
          <text:p text:style-name="P2">Organizing project roadmaps</text:p>
        </text:list-item>
        <text:list-item>
          <text:p text:style-name="P2">Transferring architecture and features between separate projects</text:p>
        </text:list-item>
        <text:list-item>
          <text:p text:style-name="P2">Collaborating closely with designers on product features</text:p>
        </text:list-item>
        <text:list-item>
          <text:p text:style-name="P2">Writing detailed specification documents for backend developers</text:p>
        </text:list-item>
        <text:list-item>
          <text:p text:style-name="P2">API modeling collaboration with backend developers</text:p>
        </text:list-item>
        <text:list-item>
          <text:p text:style-name="P2">Reaching millions of page views</text:p>
        </text:list-item>
        <text:list-item>
          <text:p text:style-name="P2">Pixel perfect styling</text:p>
        </text:list-item>
      </text:list>
      <text:h text:style-name="Heading_20_3" text:outline-level="3">Viggle Inc. - Senior Web / Javascript Engineer, April 2013 - October 2013</text:h>
      <text:list text:style-name="L5">
        <text:list-item>
          <text:p text:style-name="P5">Owning the Angular codebase for two single page apps</text:p>
        </text:list-item>
        <text:list-item>
          <text:p text:style-name="P5">Delegating tasks to other frontend engineers</text:p>
        </text:list-item>
        <text:list-item>
          <text:p text:style-name="P5">Coordinating production deployment with backend</text:p>
        </text:list-item>
        <text:list-item>
          <text:p text:style-name="P5">Estimating tasks, researching technology, and planning for future initiatives</text:p>
        </text:list-item>
      </text:list>
      <text:h text:style-name="Heading_20_3" text:outline-level="3">inPerson.in / Blaboid Inc. - Entrepreneur, November 2010 - April 2013</text:h>
      <text:list text:style-name="L6">
        <text:list-item>
          <text:p text:style-name="P6">Launching an innovative social networking platform</text:p>
        </text:list-item>
        <text:list-item>
          <text:p text:style-name="P6">Coordinating business needs with lawyer, accountant, and consultants</text:p>
        </text:list-item>
        <text:list-item>
          <text:p text:style-name="P6">Developing the platform, consisting of a single page HTML5 Backbone mobile web app with user generated content, hosted on Amazon, with PHP/MySQL backend</text:p>
        </text:list-item>
      </text:list>
      <text:h text:style-name="Heading_20_3" text:outline-level="3">Alexander Interactive - Frontend Web Developer, May 2011 - March 2012</text:h>
      <text:list text:style-name="L7">
        <text:list-item>
          <text:p text:style-name="P7">Serving E-commerce clients such as Lowe’s Home Improvement and Adorama.</text:p>
        </text:list-item>
        <text:list-item>
          <text:p text:style-name="P7">Doing agile with daily scrum calls, sprint planning/review, and demos for executive product owners.</text:p>
        </text:list-item>
        <text:list-item>
          <text:p text:style-name="P7">Flying to client corporate headquarters for onsite consulting.</text:p>
        </text:list-item>
        <text:list-item>
          <text:p text:style-name="P7">Working with distributed team members via Skype and email.</text:p>
        </text:list-item>
      </text:list>
      <text:h text:style-name="Heading_20_3" text:outline-level="3">KickApps/Kit Digital - Frontend Web Developer, October 2010 - May 2011</text:h>
      <text:list text:style-name="L8">
        <text:list-item>
          <text:p text:style-name="P8">Developing social portals for such clients as:</text:p>
          <text:list text:style-name="L9">
            <text:list-item>
              <text:p text:style-name="P9">The Doctor Oz TV Show</text:p>
            </text:list-item>
            <text:list-item>
              <text:p text:style-name="P9">MIT University</text:p>
            </text:list-item>
            <text:list-item>
              <text:p text:style-name="P9">Penguin publishers</text:p>
            </text:list-item>
            <text:list-item>
              <text:p text:style-name="P9">Book Of Cool</text:p>
            </text:list-item>
            <text:list-item>
              <text:p text:style-name="P9">Squabbler</text:p>
            </text:list-item>
            <text:list-item>
              <text:p text:style-name="P9">Sharecare</text:p>
            </text:list-item>
            <text:list-item>
              <text:p text:style-name="P9">Leap4Life</text:p>
            </text:list-item>
          </text:list>
        </text:list-item>
        <text:list-item>
          <text:p text:style-name="P8">Working with distributed team members via Skype and email.</text:p>
        </text:list-item>
      </text:list>
      <text:h text:style-name="Heading_20_3" text:outline-level="3">Rail Europe - Web designer, October 2006 - October 2010</text:h>
      <text:list text:style-name="L10">
        <text:list-item>
          <text:p text:style-name="P10">developing mobile and desktop e-commerce web frontend</text:p>
        </text:list-item>
      </text:list>
      <text:h text:style-name="Heading_20_3" text:outline-level="3">Epoch - Guitarist, September 2003 - October 2006</text:h>
      <text:list text:style-name="L11">
        <text:list-item>
          <text:p text:style-name="P11">writing songs</text:p>
        </text:list-item>
        <text:list-item>
          <text:p text:style-name="P11">engineering audio</text:p>
        </text:list-item>
        <text:list-item>
          <text:p text:style-name="P11">producing albums</text:p>
        </text:list-item>
        <text:list-item>
          <text:p text:style-name="P11">performing shows</text:p>
        </text:list-item>
        <text:list-item>
          <text:p text:style-name="P11">building and programming electronic instruments</text:p>
        </text:list-item>
        <text:list-item>
          <text:p text:style-name="P11">creating the band’s website</text:p>
        </text:list-item>
      </text:list>
      <text:h text:style-name="Heading_20_3" text:outline-level="3">Regeneron Pharmaceuticals - Graphic designer, July 2000 - October 2005</text:h>
      <text:list text:style-name="L12">
        <text:list-item>
          <text:p text:style-name="P12">Designing logos, banners, posters, fliers and presentation materials</text:p>
        </text:list-item>
        <text:list-item>
          <text:p text:style-name="P12">Preparing images for patent submission</text:p>
        </text:list-item>
        <text:list-item>
          <text:p text:style-name="P12">Formatting scientific imagery for journal publication</text:p>
        </text:list-item>
      </text:list>
      <text:p text:style-name="Horizontal_20_Line"/>
      <text:h text:style-name="Heading_20_2" text:outline-level="2">Education</text:h>
      <text:p text:style-name="First_20_paragraph">2003 Ithaca College, Ithaca NY, Bachelor of Arts, Philosophy Major</text:p>
      <text:p text:style-name="Horizontal_20_Line"/>
      <text:h text:style-name="Heading_20_2" text:outline-level="2">Favorite things</text:h>
      <text:p text:style-name="First_20_paragraph">Long Bay Beach BVI - Hiking - Legos - my cats - Daredevil - Feed Me - Zillow - cod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